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mf.Dtmf( String src ,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mf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Dtm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mf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Dtmf( String src , String scope , String t , String caching , String fetchint ,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tmf.Dtmf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mf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